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198a30" officeooo:paragraph-rsid="00198a30"/>
    </style:style>
    <style:style style:name="P2" style:family="paragraph" style:parent-style-name="Preformatted_20_Text">
      <style:text-properties officeooo:rsid="001b0196" officeooo:paragraph-rsid="001b0196"/>
    </style:style>
    <style:style style:name="P3" style:family="paragraph" style:parent-style-name="Preformatted_20_Text">
      <style:paragraph-properties fo:text-align="center" style:justify-single-word="false"/>
      <style:text-properties style:text-line-through-style="none" style:text-line-through-type="none" style:font-name="Times New Roman" fo:font-size="18pt" style:text-underline-style="solid" style:text-underline-width="auto" style:text-underline-color="font-color" fo:font-weight="bold" officeooo:rsid="00198a30" officeooo:paragraph-rsid="00198a30" style:font-size-asian="18pt" style:font-weight-asian="bold" style:font-size-complex="18pt" style:font-weight-complex="bold"/>
    </style:style>
    <style:style style:name="P4" style:family="paragraph" style:parent-style-name="Preformatted_20_Text">
      <style:text-properties style:font-name="Times New Roman" fo:font-size="12pt" officeooo:rsid="00198a30" officeooo:paragraph-rsid="00198a30" style:font-size-asian="12pt" style:font-size-complex="12pt"/>
    </style:style>
    <style:style style:name="P5" style:family="paragraph" style:parent-style-name="Preformatted_20_Text">
      <style:text-properties style:font-name="Times New Roman" fo:font-size="12pt" officeooo:rsid="001c9c87" officeooo:paragraph-rsid="001c9c87" style:font-size-asian="12pt" style:font-size-complex="12pt"/>
    </style:style>
    <style:style style:name="T1" style:family="text">
      <style:text-properties officeooo:rsid="001c9c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Explicación del código y cuentas no vistas</text:p>
      <text:p text:style-name="P1"/>
      <text:p text:style-name="P4">En primer lugar, comenzamos explicando el código, el cual consta de funciones en c++ que se van usando con distintos parámetros, que a su vez dependen del planeta, el cuál en el cuerpo se le asocian las constantes de dicho planeta.</text:p>
      <text:p text:style-name="P4"/>
      <text:p text:style-name="P4">En el cuerpo principal el código en primer lugar se inicializan los parámetros necesarios para hacer los cálculos necesarios para obtener lo requerido (periodo, modulo de la excentricidad, distancia semieje mayor,….), y luego viene una salida que hace que el usuario que compila el código introduzca un tiempo y el nombre del planeta. Una función que asocia un cero si la palabra introducida es igual al nombre del planeta en cuestión nos lleva a una definición de los parámetros en función de dicho planeta y automáticamente el código expulsa la mayoría de los datos que se piden a través de las funciones que aplicamos a continuación.</text:p>
      <text:p text:style-name="P4"/>
      <text:p text:style-name="P4">La primera función es el método de Newton <text:span text:style-name="T1">R</text:span>aphson para poder calcular la anomalía excéntrica, en el cual se le asocia una tolerancia que no decide el usuario, viene ya dada por el programa, el segundo de ellos son las funciones de bessel, el cuál simplemente con los cálculos realizados en clase se utiliza una biblioteca que programa las integrales de bessel y se trunca la serie infinita de manera que solo se suman una cantidad finita de las primeras iteraciones de la serie , lo cuál nos da la anomalía excéntrica por funciones de bessel.</text:p>
      <text:p text:style-name="P4"/>
      <text:p text:style-name="P4">Para calcular el valor del vector simplemente calculamos las dos variables de la posición con la anomalía excéntrica gracias a los cálculos realizados en clase, cv1 y cv2 es el nombre de las funciones.</text:p>
      <text:p text:style-name="P4"/>
      <text:p text:style-name="P5">Para hacer el cálculo de la anomalía real en función de la excéntrica basta con observar la posición del vector en el sistema que nos la da en función de la anomalía excéntrica, y por otro la do la posición del vector será igual a el radio en la elipse por el coseno de la anomalía real y el radio de la elipse por el seno de la anomalía real, si dividimos la primera y la segunda variable tendremos una igualdad entre las dos expresiones, lo cuál nos lleva a la fórmula que hemos utilizado en el programa.</text:p>
      <text:p text:style-name="P4"/>
      <text:p text:style-name="P4">Una función que calcula el módulo simplemente con la fórmula, raíz de las dos variables al cuadrado.</text:p>
      <text:p text:style-name="P4"/>
      <text:p text:style-name="P4">Para la derivada implementamos una función que calcula la derivada en un punto simplemente con la definición de la derivada, realizando un límite, con iteraciones finitas que aproxima la derivada en el punto.</text:p>
      <text:p text:style-name="P4"/>
      <text:p text:style-name="P4">El momento angular se calcula en función de los cálculos hechos en clase por las dos partes, por la expresión dependiente del tiempo y por otra parte por la expresión dependiente de las constantes calculadas en clase, además de eso, se calcula con la definición de momento angular.</text:p>
      <text:p text:style-name="P4"/>
      <text:p text:style-name="P4">Por último, utilizando los cálculos desarrollados en clase se calculan la energía total en función de los cálculos hechos en clase tanto la dependiente del tiempo que es un medio de la velocidad al cuadrado menos mu dividido entre la distancia al sol.</text:p>
      <text:p text:style-name="P4"/>
      <text:p text:style-name="P4">Unos de los cálculos que deben de realizarse es la constante mu, el resto han sido sacadas del libro recomendado en clase (constantes a y epsilon), la constante mu que en órbitas elípticas tenemos que es igual a como la definimos en el programa. La definición viene de la fórmula que relaciona mu y la distancia del semieje mayor <text:s/>y la velocidad al cuadrado la cual sustituimos por la velocidad <text:soft-page-break/>angular y por último con el peri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dc:date>2017-12-03T20:43:12.338000000</dc:date>
    <meta:editing-duration>PT15M25S</meta:editing-duration>
    <meta:editing-cycles>3</meta:editing-cycles>
    <meta:document-statistic meta:table-count="0" meta:image-count="0" meta:object-count="0" meta:page-count="2" meta:paragraph-count="11" meta:word-count="600" meta:character-count="3429" meta:non-whitespace-character-count="2839"/>
  </office:meta>
</office:document-meta>
</file>